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use and effect</text:p>
      <text:p text:style-name="P1"/>
      <text:list xml:id="list35537123" text:style-name="L1">
        <text:list-item>
          <text:p text:style-name="P2">If this then that</text:p>
        </text:list-item>
        <text:list-item>
          <text:p text:style-name="P2">Tasker – have to pay, terrible UI</text:p>
        </text:list-item>
        <text:list-item>
          <text:p text:style-name="P2">Want one easy to use, low level scripts</text:p>
        </text:list-item>
        <text:list-item>
          <text:p text:style-name="P2">Thoughts</text:p>
          <text:list>
            <text:list-item>
              <text:p text:style-name="P3">simplified user interfaces</text:p>
            </text:list-item>
            <text:list-item>
              <text:p text:style-name="P2">ex: when I come home, connect to wifi</text:p>
            </text:list-item>
            <text:list-item>
              <text:p text:style-name="P2">when I get to work, turn to silent</text:p>
            </text:list-item>
            <text:list-item>
              <text:p text:style-name="P2">when I get in car, reject calls</text:p>
            </text:list-item>
            <text:list-item>
              <text:p text:style-name="P2">simple, multiple combinations</text:p>
            </text:list-item>
            <text:list-item>
              <text:p text:style-name="P2">bluetooth speakers</text:p>
            </text:list-item>
            <text:list-item>
              <text:p text:style-name="P2">being able to combine sets of rules, when all rules are true fire an action</text:p>
            </text:list-item>
            <text:list-item>
              <text:p text:style-name="P2">drag and drop?</text:p>
            </text:list-item>
            <text:list-item>
              <text:p text:style-name="P2">Non-technical users</text:p>
            </text:list-item>
            <text:list-item>
              <text:p text:style-name="P3">rules engine – when conditions are right do an action</text:p>
              <text:list>
                <text:list-item>
                  <text:p text:style-name="P2">difficulties</text:p>
                  <text:list>
                    <text:list-item>
                      <text:p text:style-name="P2">can't be polling everything all the time – battery life</text:p>
                    </text:list-item>
                    <text:list-item>
                      <text:p text:style-name="P2">need to be conscious when to evaluate rules</text:p>
                    </text:list-item>
                    <text:list-item>
                      <text:p text:style-name="P2">determining home – may not be gps location, could be ssid for wifi example</text:p>
                    </text:list-item>
                  </text:list>
                </text:list-item>
              </text:list>
            </text:list-item>
            <text:list-item>
              <text:p text:style-name="P3">ability to share</text:p>
              <text:list>
                <text:list-item>
                  <text:p text:style-name="P2">sharing via email, etc.</text:p>
                </text:list-item>
              </text:list>
            </text:list-item>
            <text:list-item>
              <text:p text:style-name="P2">design of the UI, screen size, try on phones tablets etc.</text:p>
            </text:list-item>
            <text:list-item>
              <text:p text:style-name="P2">facebook automatic post? - extensible to third parties</text:p>
            </text:list-item>
          </text:list>
        </text:list-item>
        <text:list-item>
          <text:p text:style-name="P2">answers to questions</text:p>
          <text:list>
            <text:list-item>
              <text:p text:style-name="P2">Deadlines – not held to a specific schedule</text:p>
            </text:list-item>
            <text:list-item>
              <text:p text:style-name="P3">rule – always ready to share</text:p>
              <text:list>
                <text:list-item>
                  <text:p text:style-name="P2">agile-like development</text:p>
                </text:list-item>
              </text:list>
            </text:list-item>
            <text:list-item>
              <text:p text:style-name="P2">if you make something better, check it in</text:p>
            </text:list-item>
            <text:list-item>
              <text:p text:style-name="P2">bitbucket, google code</text:p>
            </text:list-item>
            <text:list-item>
              <text:p text:style-name="P2">API - start with ICS</text:p>
            </text:list-item>
            <text:list-item>
              <text:p text:style-name="P2">4.0</text:p>
            </text:list-item>
            <text:list-item>
              <text:p text:style-name="P2">developer.android.net</text:p>
            </text:list-item>
            <text:list-item>
              <text:p text:style-name="P2">stackoverflow</text:p>
            </text:list-item>
            <text:list-item>
              <text:p text:style-name="P2">copy of open source android stuff</text:p>
            </text:list-item>
            <text:list-item>
              <text:p text:style-name="P2"><text:a xlink:type="simple" xlink:href="mailto:tthompson@sta.samsung.com">tthompson@sta.samsung.com</text:a></text:p>
            </text:list-item>
          </text:list>
        </text:list-item>
        <text:list-item>
          <text:p text:style-name="P2">public APIs, digging through open source code, finding what functions can control gps, create new triggers/controls, don't limit self just to developer.android.com</text:p>
        </text:list-item>
        <text:list-item>
          <text:p text:style-name="P2"><text:span text:style-name="T1">requirements</text:span>, putting things on paper, reading deeper into what was said already, send back and ask if this is what they want</text:p>
        </text:list-item>
        <text:list-item>
          <text:p text:style-name="P2">to do now</text:p>
          <text:list>
            <text:list-item>
              <text:p text:style-name="P2">set up repository, tools, etc</text:p>
            </text:list-item>
            <text:list-item>
              <text:p text:style-name="P2">learn what you don't know, prepare for later (beams, nfc, etc)</text:p>
            </text:list-item>
            <text:list-item>
              <text:p text:style-name="P2">take into account what other similar applications allow you to do</text:p>
            </text:list-item>
            <text:list-item>
              <text:p text:style-name="P2">general mobile development practices</text:p>
            </text:list-item>
            <text:list-item>
              <text:p text:style-name="P2"><text:soft-page-break/>determine the most efficient way to find what a condition is</text:p>
            </text:list-item>
            <text:list-item>
              <text:p text:style-name="P2">find good open source librari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Vennes</meta:initial-creator>
    <meta:creation-date>2012-09-07T16:04:53.07</meta:creation-date>
    <dc:date>2012-09-10T15:52:44.20</dc:date>
    <dc:creator>William Vennes</dc:creator>
    <meta:editing-duration>PT3H15M46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44" meta:word-count="325" meta:character-count="1697"/>
  </office:meta>
</office:document-meta>
</file>